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3.682cm" table:align="margins"/>
    </style:style>
    <style:style style:name="表格1.A" style:family="table-column">
      <style:table-column-properties style:column-width="23.682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23.682cm" table:align="margins"/>
    </style:style>
    <style:style style:name="表格2.A" style:family="table-column">
      <style:table-column-properties style:column-width="23.682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23.682cm" table:align="margins"/>
    </style:style>
    <style:style style:name="表格3.A" style:family="table-column">
      <style:table-column-properties style:column-width="23.682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23.682cm" table:align="margins"/>
    </style:style>
    <style:style style:name="表格4.A" style:family="table-column">
      <style:table-column-properties style:column-width="23.682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23.682cm" table:align="margins"/>
    </style:style>
    <style:style style:name="表格5.A" style:family="table-column">
      <style:table-column-properties style:column-width="23.682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23.682cm" table:align="margins"/>
    </style:style>
    <style:style style:name="表格6.A" style:family="table-column">
      <style:table-column-properties style:column-width="23.682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23.682cm" table:align="margins"/>
    </style:style>
    <style:style style:name="表格7.A" style:family="table-column">
      <style:table-column-properties style:column-width="23.682cm" style:rel-column-width="65535*"/>
    </style:style>
    <style:style style:name="表格7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2pt" fo:font-weight="bold" officeooo:rsid="001f5a31" officeooo:paragraph-rsid="001f5a31" style:font-size-asian="22pt" style:language-asian="zh" style:country-asian="CN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rsid="001f5a31" officeooo:paragraph-rsid="002a0e60" style:font-size-asian="22pt" style:language-asian="zh" style:country-asian="CN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rsid="0021c811" officeooo:paragraph-rsid="0021c811" style:font-size-asian="22pt" style:language-asian="zh" style:country-asian="CN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241eff" officeooo:paragraph-rsid="00241eff" style:font-size-asian="22pt" style:language-asian="zh" style:country-asian="CN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272cc6" officeooo:paragraph-rsid="00272cc6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276e57" officeooo:paragraph-rsid="00276e57" style:font-size-asian="22pt" style:language-asian="zh" style:country-asian="CN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28cad3" officeooo:paragraph-rsid="0028cad3" style:font-size-asian="22pt" style:language-asian="zh" style:country-asian="CN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2b91e9" officeooo:paragraph-rsid="002b91e9" style:font-size-asian="22pt" style:language-asian="zh" style:country-asian="CN" style:font-weight-asian="bold" style:font-size-complex="22pt" style:font-weight-complex="bold"/>
    </style:style>
    <style:style style:name="P9" style:family="paragraph" style:parent-style-name="Standard">
      <style:text-properties fo:font-size="22pt" fo:font-weight="bold" officeooo:rsid="002d0f92" officeooo:paragraph-rsid="002d0f92" style:font-size-asian="22pt" style:language-asian="zh" style:country-asian="CN" style:font-weight-asian="bold" style:font-size-complex="22pt" style:font-weight-complex="bold"/>
    </style:style>
    <style:style style:name="P10" style:family="paragraph" style:parent-style-name="Standard">
      <style:text-properties fo:font-size="22pt" fo:font-weight="bold" officeooo:rsid="002e651b" officeooo:paragraph-rsid="002e651b" style:font-size-asian="22pt" style:language-asian="zh" style:country-asian="CN" style:font-weight-asian="bold" style:font-size-complex="22pt" style:font-weight-complex="bold"/>
    </style:style>
    <style:style style:name="P11" style:family="paragraph" style:parent-style-name="Standard">
      <style:text-properties fo:font-size="22pt" fo:font-weight="bold" officeooo:rsid="002ed04e" officeooo:paragraph-rsid="002ed04e" style:font-size-asian="22pt" style:language-asian="zh" style:country-asian="CN" style:font-weight-asian="bold" style:font-size-complex="22pt" style:font-weight-complex="bold"/>
    </style:style>
    <style:style style:name="P12" style:family="paragraph" style:parent-style-name="Standard">
      <style:text-properties fo:font-size="22pt" fo:font-weight="bold" officeooo:rsid="002fdf85" officeooo:paragraph-rsid="002fdf85" style:font-size-asian="22pt" style:language-asian="zh" style:country-asian="CN" style:font-weight-asian="bold" style:font-size-complex="22pt" style:font-weight-complex="bold"/>
    </style:style>
    <style:style style:name="P13" style:family="paragraph" style:parent-style-name="Standard">
      <style:text-properties fo:font-size="22pt" fo:font-weight="bold" officeooo:rsid="003036f9" officeooo:paragraph-rsid="003036f9" style:font-size-asian="22pt" style:language-asian="zh" style:country-asian="CN" style:font-weight-asian="bold" style:font-size-complex="22pt" style:font-weight-complex="bold"/>
    </style:style>
    <style:style style:name="P14" style:family="paragraph" style:parent-style-name="Standard">
      <style:text-properties fo:font-size="22pt" fo:font-weight="bold" officeooo:rsid="0031da13" officeooo:paragraph-rsid="0031da13" style:font-size-asian="22pt" style:language-asian="zh" style:country-asian="CN" style:font-weight-asian="bold" style:font-size-complex="22pt" style:font-weight-complex="bold"/>
    </style:style>
    <style:style style:name="P15" style:family="paragraph" style:parent-style-name="Table_20_Contents">
      <style:text-properties fo:font-size="22pt" officeooo:rsid="00214449" officeooo:paragraph-rsid="00214449" style:font-size-asian="22pt" style:font-size-complex="22pt"/>
    </style:style>
    <style:style style:name="P16" style:family="paragraph" style:parent-style-name="Table_20_Contents">
      <style:text-properties fo:font-size="22pt" officeooo:rsid="0021c811" officeooo:paragraph-rsid="0021c811" style:font-size-asian="22pt" style:font-size-complex="22pt"/>
    </style:style>
    <style:style style:name="P17" style:family="paragraph" style:parent-style-name="Table_20_Contents">
      <style:text-properties fo:font-size="22pt" officeooo:rsid="00272cc6" officeooo:paragraph-rsid="00272cc6" style:font-size-asian="22pt" style:font-size-complex="22pt"/>
    </style:style>
    <style:style style:name="P18" style:family="paragraph" style:parent-style-name="Table_20_Contents">
      <style:text-properties fo:font-size="22pt" officeooo:rsid="00276e57" officeooo:paragraph-rsid="00276e57" style:font-size-asian="22pt" style:font-size-complex="22pt"/>
    </style:style>
    <style:style style:name="P19" style:family="paragraph" style:parent-style-name="Table_20_Contents">
      <style:text-properties fo:font-size="22pt" officeooo:rsid="0028cad3" officeooo:paragraph-rsid="0028cad3" style:font-size-asian="22pt" style:font-size-complex="22pt"/>
    </style:style>
    <style:style style:name="P20" style:family="paragraph" style:parent-style-name="Table_20_Contents">
      <style:text-properties fo:font-size="22pt" officeooo:rsid="002d0f92" officeooo:paragraph-rsid="002d0f92" style:font-size-asian="22pt" style:font-size-complex="22pt"/>
    </style:style>
    <style:style style:name="P21" style:family="paragraph" style:parent-style-name="Table_20_Contents">
      <style:text-properties fo:font-size="22pt" officeooo:rsid="0031da13" officeooo:paragraph-rsid="0031da13" style:font-size-asian="22pt" style:font-size-complex="22pt"/>
    </style:style>
    <style:style style:name="P22" style:family="paragraph" style:parent-style-name="Table_20_Contents">
      <style:text-properties fo:font-size="22pt" officeooo:rsid="00223265" officeooo:paragraph-rsid="00223265" style:font-size-asian="22pt" style:language-asian="zh" style:country-asian="CN" style:font-size-complex="22pt"/>
    </style:style>
    <style:style style:name="T1" style:family="text">
      <style:text-properties fo:color="#ff0000"/>
    </style:style>
    <style:style style:name="T2" style:family="text">
      <style:text-properties fo:color="#ff0000" fo:font-weight="normal" officeooo:rsid="00214449" style:font-weight-asian="normal" style:font-weight-complex="normal"/>
    </style:style>
    <style:style style:name="T3" style:family="text">
      <style:text-properties fo:color="#ff0000" fo:font-weight="normal" officeooo:rsid="002a0e60" style:font-weight-asian="normal" style:font-weight-complex="normal"/>
    </style:style>
    <style:style style:name="T4" style:family="text">
      <style:text-properties style:language-asian="zh" style:country-asian="CN"/>
    </style:style>
    <style:style style:name="T5" style:family="text">
      <style:text-properties officeooo:rsid="003706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O</text:span><text:span text:style-name="T2">nclick <text:s/></text:span>事件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5">&lt;script type="text/javascript"&gt;</text:p>
            <text:p text:style-name="P15"><text:s/>function method() {</text:p>
            <text:p text:style-name="P15"><text:tab/> alert("事件被触发");</text:p>
            <text:p text:style-name="P15">}</text:p>
            <text:p text:style-name="P15"/>
            <text:p text:style-name="P15"/>
            <text:p text:style-name="P15"><text:s/></text:p>
            <text:p text:style-name="P15">&lt;/script&gt;</text:p>
            <text:p text:style-name="P15"><text:s/></text:p>
            <text:p text:style-name="P15">&lt;/head&gt;</text:p>
            <text:p text:style-name="P15"/>
            <text:p text:style-name="P15">&lt;body&gt;</text:p>
            <text:p text:style-name="P15">&lt;input type="button" value="点击" <text:span text:style-name="T1">onclick</text:span>="method()"&gt;</text:p>
            <text:p text:style-name="P15">&lt;input <text:s/>id="b1" type="button" value="点击1"&gt;</text:p>
            <text:p text:style-name="P15">&lt;/body&gt;</text:p>
            <text:p text:style-name="P15">&lt;script type="text/javascript"&gt;</text:p>
            <text:p text:style-name="P15"><text:s text:c="9"/>document.getElementById("b1").<text:span text:style-name="T1">onclick</text:span>=function(){</text:p>
            <text:p text:style-name="P15"><text:s text:c="8"/><text:tab/> alert("事件二");</text:p>
            <text:p text:style-name="P15"><text:s text:c="9"/>}</text:p>
            <text:p text:style-name="P15">&lt;/script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3">Onblur 事件</text:p>
      <text:p text:style-name="P4">校验表单数据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6"><text:s/>function myblur(obj) {</text:p>
            <text:p text:style-name="P16"><text:tab/>var val=obj.value;</text:p>
            <text:p text:style-name="P16"><text:tab/>var reg=/^\d{3,5}$/;</text:p>
            <text:p text:style-name="P16"><text:tab/>if(!reg.test(val)){</text:p>
            <text:p text:style-name="P16"><text:tab/><text:tab/>document.getElementById("tip").innerHTML="请输入3-5的数字";</text:p>
            <text:p text:style-name="P16"><text:tab/>}else{</text:p>
            <text:p text:style-name="P16"><text:tab/><text:tab/>document.getElementById("tip").innerHTML="";</text:p>
            <text:p text:style-name="P16"><text:tab/>}</text:p>
            <text:p text:style-name="P16">}</text:p>
            <text:p text:style-name="P22">HTML</text:p>
            <text:p text:style-name="P22">&lt;input type="text" <text:s/>onblur="myblur(this)"&gt;&lt;span id="tip"&gt;&lt;/span&gt;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nchange<text:span text:style-name="T5">值发生变化</text:span>事件</text:p>
      <text:p text:style-name="P8">连动事件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">var gx =["南宁","玉林","北海"];</text:p>
            <text:p text:style-name="P17">var gd =["广州","深圳","东莞"];</text:p>
            <text:p text:style-name="P17"><text:s/>function mych(obj) {</text:p>
            <text:p text:style-name="P17"><text:tab/> var opts="";</text:p>
            <text:p text:style-name="P17"><text:tab/>if(obj.value==1){</text:p>
            <text:p text:style-name="P17"><text:tab/><text:tab/>for(var i=0;i &lt; gx.length;i++){</text:p>
            <text:p text:style-name="P17"><text:tab/><text:tab/><text:tab/>opts=opts+"&lt;option&gt;"+gx[i]+"&lt;/option&gt;"</text:p>
            <text:p text:style-name="P17"><text:tab/><text:tab/>}</text:p>
            <text:p text:style-name="P17"><text:tab/><text:tab/>}else if(obj.value==2){</text:p>
            <text:p text:style-name="P17"><text:tab/><text:tab/><text:tab/>for(var i=0;i &lt; gd.length;i++){</text:p>
            <text:p text:style-name="P17"><text:tab/><text:tab/><text:tab/><text:tab/>opts=opts+"&lt;option&gt;"+gd[i]+"&lt;/option&gt;"</text:p>
            <text:p text:style-name="P17"><text:span text:style-name="T4">}</text:span><text:tab/>document.getElementById("city").innerHTML=opts;</text:p>
            <text:p text:style-name="P17">}</text:p>
            <text:p text:style-name="P17">&lt;/script&gt;</text:p>
            <text:p text:style-name="P17">&lt;/head&gt;</text:p>
            <text:p text:style-name="P17">&lt;body&gt;</text:p>
            <text:p text:style-name="P17">省:</text:p>
            <text:p text:style-name="P17">&lt;select id="provin" onchange="mych(this)"&gt;</text:p>
            <text:p text:style-name="P17">&lt;option value="1"&gt;广西&lt;/option&gt;</text:p>
            <text:p text:style-name="P17">&lt;option value="2"&gt;广东&lt;/option&gt;</text:p>
            <text:p text:style-name="P17">&lt;option value="3"&gt;贵州&lt;/option&gt;</text:p>
            <text:p text:style-name="P17">&lt;/select&gt;</text:p>
            <text:p text:style-name="P17">市:</text:p>
            <text:p text:style-name="P17">&lt;select id="city" onchange="mych(this)"&gt;</text:p>
            <text:p text:style-name="P17"><text:s/></text:p>
            <text:p text:style-name="P17">&lt;/select&gt;</text:p>
          </table:table-cell>
        </table:table-row>
      </table:table>
      <text:p text:style-name="P5"/>
      <text:p text:style-name="P6">Ondblclick</text:p>
      <text:p text:style-name="P6">双击事件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8">function dbclk(obj) {</text:p>
            <text:p text:style-name="P18"><text:tab/> alert("双击事件");</text:p>
            <text:p text:style-name="P18"><text:s/>}</text:p>
          </table:table-cell>
        </table:table-row>
      </table:table>
      <text:p text:style-name="P6"/>
      <text:p text:style-name="P7">Onfocus</text:p>
      <text:p text:style-name="P7">聚焦触发事件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9">function myfouse(obj) {</text:p>
            <text:p text:style-name="P19"><text:tab/><text:bookmark-start text:name="__DdeLink__368_2383651726"/>obj.style.background="red"<text:bookmark-end text:name="__DdeLink__368_2383651726"/>;</text:p>
            <text:p text:style-name="P19">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Onkeydown</text:p>
      <text:p text:style-name="P9">键盘按下触发事件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0"/>
            <text:p text:style-name="P20">function mykd(e) {</text:p>
            <text:p text:style-name="P20"><text:tab/>var knum=null;</text:p>
            <text:p text:style-name="P20"><text:tab/>var keychar=null;</text:p>
            <text:p text:style-name="P20"><text:tab/>//获得键盘上按下的键对应的数值</text:p>
            <text:p text:style-name="P20">/* <text:tab/><text:span text:style-name="T1">knum=window.event?e.keyCode:e.which;</text:span></text:p>
            <text:p text:style-name="P20"><text:tab/>keychar=String.fromCharCode(knum);</text:p>
            <text:p text:style-name="P20"><text:tab/>alert(knum+" "+keychar); */</text:p>
            <text:p text:style-name="P20"><text:tab/>if(knum==13){</text:p>
            <text:p text:style-name="P20"><text:tab/><text:tab/>//通过js来提交表单</text:p>
            <text:p text:style-name="P20"><text:tab/><text:tab/>document.getElementById("myform").submit();</text:p>
            <text:p text:style-name="P20"><text:tab/>}</text:p>
            <text:p text:style-name="P20">}</text:p>
            <text:p text:style-name="P20">&lt;/script&gt;</text:p>
            <text:p text:style-name="P20"><text:s/></text:p>
            <text:p text:style-name="P20">&lt;/head&gt;</text:p>
            <text:p text:style-name="P20">&lt;!-- 再页面中获得键按下的键，把事件放在body上 --&gt;</text:p>
            <text:p text:style-name="P20">&lt;body onkeydown="mykd(event)"&gt;</text:p>
            <text:p text:style-name="P20">&lt;form action="sss.jsp" method="post" id="myform"&gt;</text:p>
            <text:p text:style-name="P20">用户:&lt;input type="text" name="username"&gt;</text:p>
            <text:p text:style-name="P20">密码:&lt;input type="password" name="password"&gt;</text:p>
            <text:p text:style-name="P20">&lt;input type="submit" value="提交"&gt;</text:p>
            <text:p text:style-name="P20">&lt;/form&gt;</text:p>
          </table:table-cell>
        </table:table-row>
      </table:table>
      <text:p text:style-name="P10">Onkeyup</text:p>
      <text:p text:style-name="P10">按键按下抬起触发</text:p>
      <text:p text:style-name="P10"/>
      <text:p text:style-name="P10">onload</text:p>
      <text:p text:style-name="P10">载入页面触发</text:p>
      <text:p text:style-name="P10"/>
      <text:p text:style-name="P11">onselect</text:p>
      <text:p text:style-name="P11">被选中触发</text:p>
      <text:p text:style-name="P11"/>
      <text:p text:style-name="P11">onmousedown</text:p>
      <text:p text:style-name="P11">鼠标按下触发事件</text:p>
      <text:p text:style-name="P11"/>
      <text:p text:style-name="P11">onmouseup</text:p>
      <text:p text:style-name="P11">鼠标按下抬起触发</text:p>
      <text:p text:style-name="P11"/>
      <text:p text:style-name="P12">onmouseover</text:p>
      <text:p text:style-name="P12">鼠标移动到元素上触发</text:p>
      <text:p text:style-name="P12"/>
      <text:p text:style-name="P12">onmouseout</text:p>
      <text:p text:style-name="P12">鼠标移出元素触发</text:p>
      <text:p text:style-name="P12"/>
      <text:p text:style-name="P13">onmousemove</text:p>
      <text:p text:style-name="P13">鼠标移动触发</text:p>
      <text:p text:style-name="P13"/>
      <text:p text:style-name="P13"/>
      <text:p text:style-name="P13"/>
      <text:p text:style-name="P13"/>
      <text:p text:style-name="P13"/>
      <text:p text:style-name="P13"/>
      <text:p text:style-name="P14">onsubmit</text:p>
      <text:p text:style-name="P14">提交表单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1">function mysubmit() {</text:p>
            <text:p text:style-name="P21"><text:tab/>//设置是否提交表单的标志</text:p>
            <text:p text:style-name="P21"><text:tab/>var isumit=true;</text:p>
            <text:p text:style-name="P21"><text:tab/>//定义正则表达式</text:p>
            <text:p text:style-name="P21"><text:tab/>var reg=/^\d{3,5}$/;</text:p>
            <text:p text:style-name="P21"><text:tab/>var username=document.getElementById("username").value;</text:p>
            <text:p text:style-name="P21"><text:tab/>//验证表单</text:p>
            <text:p text:style-name="P21"><text:tab/>if(!reg.test(username)){</text:p>
            <text:p text:style-name="P21"><text:tab/><text:tab/>document.getElementById("tip").innerHTML="请输入3-5位的数字";</text:p>
            <text:p text:style-name="P21"><text:tab/><text:tab/>isumit=false;</text:p>
            <text:p text:style-name="P21"><text:tab/>}</text:p>
            <text:p text:style-name="P21"><text:tab/>return isumit;</text:p>
            <text:p text:style-name="P21">}</text:p>
            <text:p text:style-name="P21"><text:s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8M19S</meta:editing-duration>
    <meta:editing-cycles>22</meta:editing-cycles>
    <meta:generator>LibreOffice/5.3.0.3$Windows_X86_64 LibreOffice_project/7074905676c47b82bbcfbea1aeefc84afe1c50e1</meta:generator>
    <dc:date>2018-05-16T16:17:12.914000000</dc:date>
    <meta:document-statistic meta:table-count="7" meta:image-count="0" meta:object-count="0" meta:page-count="1" meta:paragraph-count="125" meta:word-count="413" meta:character-count="2208" meta:non-whitespace-character-count="2040"/>
    <meta:user-defined meta:name="Info 1"/>
    <meta:user-defined meta:name="Info 2"/>
    <meta:user-defined meta:name="Info 3"/>
    <meta:user-defined meta:name="Info 4"/>
  </office:meta>
</office:document-meta>
</file>